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(masters_venv) 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f925b4185e76f285fdcbd357e5c75bd8ae25496e to numerify.py</text:p>
          </table:table-cell>
        </table:table-row>
        <table:table-row table:style-name="ro7" table:number-rows-repeated="1048507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09:25:19.086198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5T13:22:02.975298865</dc:date>
    <meta:editing-duration>P3DT17H10M34S</meta:editing-duration>
    <meta:editing-cycles>63</meta:editing-cycles>
    <meta:document-statistic meta:table-count="2" meta:cell-count="213" meta:object-count="0"/>
  </office:meta>
</office:document-meta>
</file>